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1273e" officeooo:paragraph-rsid="0011273e"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1273e" officeooo:paragraph-rsid="0011273e" style:font-size-asian="18pt" style:font-weight-asian="bold" style:font-size-complex="18pt" style:font-weight-complex="bold"/>
    </style:style>
    <style:style style:name="P3" style:family="paragraph" style:parent-style-name="Standard" style:list-style-name="L1">
      <style:paragraph-properties fo:text-align="start" style:justify-single-word="false"/>
      <style:text-properties fo:font-size="18pt" fo:font-weight="bold" officeooo:rsid="0011273e" officeooo:paragraph-rsid="0011273e" style:font-size-asian="18pt" style:font-weight-asian="bold" style:font-size-complex="18pt" style:font-weight-complex="bold"/>
    </style:style>
    <style:style style:name="P4" style:family="paragraph" style:parent-style-name="Standard" style:list-style-name="L1">
      <style:paragraph-properties fo:text-align="start" style:justify-single-word="false"/>
      <style:text-properties fo:font-size="18pt" fo:font-weight="bold" officeooo:rsid="001200c4" officeooo:paragraph-rsid="001200c4"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s7 – <text:s/>A Smart House</text:p>
      <text:p text:style-name="P1"/>
      <text:p text:style-name="P2">Problem Statement:</text:p>
      <text:p text:style-name="P2"><text:tab/>Model a smart house accessed using voice or text based input. The project is based to work on voice commands or text commands given by user to provide various functionalities to device that are connected to the application</text:p>
      <text:p text:style-name="P2"/>
      <text:p text:style-name="P2">Functionalities:</text:p>
      <text:list xml:id="list912923275633686683" text:style-name="L1">
        <text:list-item>
          <text:p text:style-name="P3">Powering on and off of devices using input</text:p>
        </text:list-item>
        <text:list-item>
          <text:p text:style-name="P3">Monitoring device status and condition</text:p>
        </text:list-item>
        <text:list-item>
          <text:p text:style-name="P4">Locate any device connected</text:p>
        </text:list-item>
        <text:list-item>
          <text:p text:style-name="P4">On Demand Servi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03:12:22.317567693</meta:creation-date>
    <dc:date>2018-07-10T03:27:22.007031235</dc:date>
    <meta:editing-duration>PT4M49S</meta:editing-duration>
    <meta:editing-cycles>1</meta:editing-cycles>
    <meta:document-statistic meta:table-count="0" meta:image-count="0" meta:object-count="0" meta:page-count="1" meta:paragraph-count="8" meta:word-count="69" meta:character-count="410" meta:non-whitespace-character-count="350"/>
    <meta:generator>LibreOffice/5.1.6.2$Linux_X86_64 LibreOffice_project/10m0$Build-2</meta:generator>
  </office:meta>
</office:document-meta>
</file>